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adornments="Regular" style:font-family-generic="modern" style:font-pitch="variable"/>
    <style:font-face style:name="Liberation Sans3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9a73e" draw:textarea-horizontal-align="justify" draw:textarea-vertical-align="middle" draw:auto-grow-height="false" fo:min-height="0.702cm" fo:min-width="21.09cm"/>
      <style:paragraph-properties style:writing-mode="lr-tb"/>
    </style:style>
    <style:style style:name="gr2" style:family="graphic" style:parent-style-name="objectwithoutfill">
      <style:graphic-properties draw:stroke="solid" svg:stroke-color="#bf212f" draw:marker-end="Arrowheads_20_1" draw:marker-end-width="0.3cm" draw:fill="none" draw:textarea-vertical-align="middle"/>
    </style:style>
    <style:style style:name="gr3" style:family="graphic" style:parent-style-name="standard">
      <style:graphic-properties draw:fill="solid" draw:fill-color="#bf212f" draw:textarea-horizontal-align="justify" draw:textarea-vertical-align="middle" draw:auto-grow-height="false" fo:min-height="1.972cm" fo:min-width="4.58cm"/>
      <style:paragraph-properties style:writing-mode="lr-tb"/>
    </style:style>
    <style:style style:name="gr4" style:family="graphic" style:parent-style-name="standard">
      <style:graphic-properties draw:fill="solid" draw:fill-color="#bf212f" draw:textarea-horizontal-align="justify" draw:textarea-vertical-align="middle" draw:auto-grow-height="false" fo:min-height="2.29cm" fo:min-width="4.58cm"/>
      <style:paragraph-properties style:writing-mode="lr-tb"/>
    </style:style>
    <style:style style:name="gr5" style:family="graphic" style:parent-style-name="standard">
      <style:graphic-properties draw:stroke="none" draw:fill="solid" draw:fill-color="#ea982f" draw:textarea-horizontal-align="justify" draw:textarea-vertical-align="middle" draw:auto-grow-height="false" fo:min-height="0.702cm" fo:min-width="21.09cm"/>
      <style:paragraph-properties style:writing-mode="lr-tb"/>
    </style:style>
    <style:style style:name="gr6" style:family="graphic" style:parent-style-name="objectwithoutfill">
      <style:graphic-properties svg:stroke-color="#bf212f" draw:marker-end="Arrowheads_20_1" draw:marker-end-width="0.3cm" draw:fill="none" draw:textarea-vertical-align="middle"/>
    </style:style>
    <style:style style:name="gr7" style:family="graphic" style:parent-style-name="standard">
      <style:graphic-properties draw:stroke="dash" draw:stroke-dash="Dash" svg:stroke-color="#000000" svg:stroke-opacity="100%" draw:fill="none" draw:textarea-horizontal-align="justify" draw:textarea-vertical-align="middle" draw:auto-grow-height="false" fo:min-height="12.768cm" fo:min-width="12.835cm"/>
    </style:style>
    <style:style style:name="gr8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fill="solid" draw:fill-color="#27b376" draw:textarea-horizontal-align="justify" draw:textarea-vertical-align="middle" draw:auto-grow-height="false" fo:min-height="2.925cm" fo:min-width="9.609cm"/>
      <style:paragraph-properties style:writing-mode="lr-tb"/>
    </style:style>
    <style:style style:name="gr11" style:family="graphic" style:parent-style-name="objectwithoutfill">
      <style:graphic-properties draw:stroke="solid" svg:stroke-color="#27b376" draw:marker-end="Arrowheads_20_1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f9a73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bf212f"/>
      <style:paragraph-properties fo:text-align="center" style:writing-mode="lr-tb"/>
    </style:style>
    <style:style style:name="P5" style:family="paragraph">
      <loext:graphic-properties draw:fill="solid" draw:fill-color="#ea982f"/>
      <style:paragraph-properties fo:text-align="center"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color="#ab0d1b" loext:opacity="100%" fo:font-size="18pt" style:font-size-asian="18pt" style:font-weight-asian="normal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color="#006f3c" loext:opacity="100%"/>
    </style:style>
    <style:style style:name="P9" style:family="paragraph">
      <style:paragraph-properties fo:text-align="start" style:writing-mode="lr-tb">
        <style:tab-stops/>
      </style:paragraph-properties>
    </style:style>
    <style:style style:name="P10" style:family="paragraph">
      <loext:graphic-properties draw:fill="solid" draw:fill-color="#27b376"/>
      <style:paragraph-properties fo:text-align="start" style:writing-mode="lr-tb">
        <style:tab-stops/>
      </style:paragraph-properties>
    </style:style>
    <style:style style:name="T1" style:family="text">
      <style:text-properties fo:color="#ab0d1b" loext:opacity="100%" fo:font-size="18pt" style:font-size-asian="18pt" style:font-weight-asian="normal" style:font-size-complex="18pt"/>
    </style:style>
    <style:style style:name="T2" style:family="text">
      <style:text-properties fo:color="#ab0d1b" loext:opacity="100%" fo:font-size="18pt" fo:font-weight="bold" style:font-size-asian="18pt" style:font-weight-asian="normal" style:font-size-complex="18pt"/>
    </style:style>
    <style:style style:name="T3" style:family="text">
      <style:text-properties fo:color="#006f3c" loext:opacity="100%"/>
    </style:style>
    <style:style style:name="T4" style:family="text">
      <style:text-properties style:font-name="Liberation Mono1" fo:font-size="14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59cm" svg:height="0.952cm" svg:x="3.221cm" svg:y="-0.001cm">
          <text:p text:style-name="P1">Identify remote dataset URL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96cm" svg:y1="0.951cm" svg:x2="6.396cm" svg:y2="3.174cm">
          <text:p/>
        </draw:line>
        <draw:custom-shape draw:style-name="gr3" draw:text-style-name="P4" draw:layer="layout" svg:width="5.08cm" svg:height="2.222cm" svg:x="3.856cm" svg:y="3.174cm">
          <text:p text:style-name="P1">Download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6cm" svg:y1="4.444cm" svg:x2="11.476cm" svg:y2="4.444cm">
          <text:p/>
        </draw:line>
        <draw:custom-shape draw:style-name="gr3" draw:text-style-name="P4" draw:layer="layout" svg:width="5.08cm" svg:height="2.222cm" svg:x="11.476cm" svg:y="3.174cm">
          <text:p text:style-name="P1">Unarchiv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016cm" svg:y1="5.397cm" svg:x2="14.016cm" svg:y2="7.62cm">
          <text:p/>
        </draw:line>
        <draw:custom-shape draw:style-name="gr4" draw:text-style-name="P4" draw:layer="layout" svg:width="5.08cm" svg:height="2.54cm" svg:x="11.476cm" svg:y="7.619cm">
          <text:p text:style-name="P1">Understand</text:p>
          <text:p text:style-name="P1">archive</text:p>
          <text:p text:style-name="P1">structur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476cm" svg:y1="8.889cm" svg:x2="8.936cm" svg:y2="8.889cm">
          <text:p/>
        </draw:line>
        <draw:custom-shape draw:style-name="gr4" draw:text-style-name="P4" draw:layer="layout" svg:width="5.08cm" svg:height="2.54cm" svg:x="3.856cm" svg:y="7.619cm">
          <text:p text:style-name="P1">Find/learn</text:p>
          <text:p text:style-name="P1">a library for</text:p>
          <text:p text:style-name="P1">each data format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1.59cm" svg:height="0.952cm" svg:x="3.221cm" svg:y="17.145cm">
          <text:p text:style-name="P1">Further data processin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14.016cm" svg:y1="14.922cm" svg:x2="14.016cm" svg:y2="17.145cm">
          <text:p/>
        </draw:line>
        <draw:custom-shape draw:style-name="gr7" draw:text-style-name="P3" draw:layer="layout" svg:width="13.335cm" svg:height="13.018cm" svg:x="3.538cm" svg:y="2.53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09cm" svg:height="3.095cm" svg:x="-0.318cm" svg:y="6.614cm">
          <draw:text-box>
            <text:p text:style-name="P6"><text:span text:style-name="T1">Traditional: Repeat for </text:span><text:span text:style-name="T2">each</text:span><text:span text:style-name="T1"> dataset</text:span></text:p>
          </draw:text-box>
        </draw:frame>
        <draw:frame draw:style-name="gr9" draw:text-style-name="P8" draw:layer="layout" svg:width="4.313cm" svg:height="1.673cm" svg:x="23.576cm" svg:y="6.657cm">
          <draw:text-box>
            <text:p><text:span text:style-name="T3">With Nourish</text:span></text:p>
          </draw:text-box>
        </draw:frame>
        <draw:custom-shape draw:style-name="gr10" draw:text-style-name="P10" draw:layer="layout" svg:width="10.109cm" svg:height="3.175cm" svg:x="17.68cm" svg:y="8.254cm">
          <text:p text:style-name="P9">2 lines of code:<text:line-break/><text:line-break/><text:span text:style-name="T4">import nourish</text:span></text:p>
          <text:p text:style-name="P9"><text:span text:style-name="T4">nourish.load_dataset('mydataset'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22.588cm" svg:y1="0.952cm" svg:x2="22.588cm" svg:y2="8.254cm">
          <text:p/>
        </draw:line>
        <draw:line draw:style-name="gr11" draw:text-style-name="P3" draw:layer="layout" svg:x1="22.588cm" svg:y1="11.429cm" svg:x2="22.588cm" svg:y2="17.144cm">
          <text:p/>
        </draw:line>
        <draw:line draw:style-name="gr2" draw:text-style-name="P3" draw:layer="layout" svg:x1="6.396cm" svg:y1="10.159cm" svg:x2="6.396cm" svg:y2="12.382cm">
          <text:p/>
        </draw:line>
        <draw:custom-shape draw:style-name="gr4" draw:text-style-name="P4" draw:layer="layout" svg:width="5.08cm" svg:height="2.54cm" svg:x="3.856cm" svg:y="12.382cm">
          <text:p text:style-name="P1">Write complex</text:p>
          <text:p text:style-name="P1">code to load</text:p>
          <text:p text:style-name="P1">the files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936cm" svg:y1="13.652cm" svg:x2="11.476cm" svg:y2="13.652cm">
          <text:p/>
        </draw:line>
        <draw:custom-shape draw:style-name="gr4" draw:text-style-name="P4" draw:layer="layout" svg:width="5.08cm" svg:height="2.54cm" svg:x="11.476cm" svg:y="12.382cm">
          <text:p text:style-name="P1">Debug cod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1" svg:font-family="'Liberation Mono'" style:font-adornments="Regular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ans" svg:font-family="'Liberation Sans'" style:font-adornments="Regular" style:font-family-generic="modern" style:font-pitch="variable"/>
    <style:font-face style:name="Liberation Sans3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f9a73e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889cm" fo:page-height="18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13T13:51:24.709791867</meta:creation-date>
    <dc:date>2021-03-01T21:39:27.514572578</dc:date>
    <meta:editing-duration>PT4H46M18S</meta:editing-duration>
    <meta:editing-cycles>91</meta:editing-cycles>
    <meta:generator>LibreOffice/7.1.0.3$MacOSX_X86_64 LibreOffice_project/f6099ecf3d29644b5008cc8f48f42f4a40986e4c</meta:generator>
    <meta:document-statistic meta:object-count="21"/>
  </office:meta>
</office:document-meta>
</file>